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device_event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ei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nsured</text:p>
          </table:table-cell>
          <table:table-cell table:style-name="Default" office:value-type="string" calcext:value-type="string">
            <text:p>trashed</text:p>
          </table:table-cell>
          <table:table-cell office:value-type="string" calcext:value-type="string">
            <text:p>change indicator</text:p>
          </table:table-cell>
          <table:table-cell office:value-type="string" calcext:value-type="string">
            <text:p>change time</text:p>
          </table:table-cell>
        </table:table-row>
        <table:table-row table:style-name="ro1">
          <table:table-cell table:number-columns-repeated="2" office:value-type="float" office:value="12345" calcext:value-type="float">
            <text:p>12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345" calcext:value-type="float">
            <text:p>12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ashed</text:p>
          </table:table-cell>
          <table:table-cell/>
        </table:table-row>
        <table:table-row table:style-name="ro1">
          <table:table-cell table:number-columns-repeated="2" office:value-type="float" office:value="23456" calcext:value-type="float">
            <text:p>234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float" office:value="65432" calcext:value-type="float">
            <text:p>654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mei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float" office:value="65432" calcext:value-type="float">
            <text:p>654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owner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float" office:value="65432" calcext:value-type="float">
            <text:p>654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insured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float" office:value="65432" calcext:value-type="float">
            <text:p>654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ash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4:17:02.153692128</meta:creation-date>
    <dc:date>2017-05-17T14:28:56.772695067</dc:date>
    <meta:editing-duration>PT11M55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